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SF_Log.error( Object ms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SF_Log.isInfoEnabl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SF_Log.isErrorEnabl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SF_Log.info( Object ms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SF_Log.BSF_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_Log.isWarnEnabl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SF_Log.BSF_Log( Class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SF_Log.isFatalEnabl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SF_Log.warn( Object msg , Throwable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SF_Log.debug( Object msg , Throwable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SF_Log.warn( Object ms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SF_Log.isTraceEnabl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SF_Log.error( Object msg , Throwable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SF_Log.main( String arg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SF_Log.fatal( Object msg , Throwable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SF_Log.info( Object msg , Throwable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SF_Log.fatal( Object ms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SF_Log.trace( Object ms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SF_Log.dump( BSF_Log b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BSF_Log.BSF_Log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SF_Log.debug( Object ms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SF_Log.trace( Object msg , Throwable 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SF_Log.isDebugEnabl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